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InfoServiceImpl.getTitle( PortletWindow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foServiceImpl.getKeywords( PortletWindow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foServiceImpl.getShortTitle( PortletWindow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